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2.011cm" fo:margin-right="2.011cm" fo:line-height="150%" fo:text-align="center" style:justify-single-word="false" fo:text-indent="0cm" style:auto-text-indent="false"/>
      <style:text-properties style:font-name="Times New Roman" fo:font-size="20pt" style:font-size-asian="20pt" style:font-size-complex="20pt"/>
    </style:style>
    <style:style style:name="P3" style:family="paragraph" style:parent-style-name="Standard">
      <style:paragraph-properties fo:margin-left="0cm" fo:margin-right="0.053cm" fo:line-height="150%" fo:text-align="start" style:justify-single-word="false" fo:text-indent="0cm" style:auto-text-indent="false"/>
      <style:text-properties style:font-name="Times New Roman" fo:font-size="14pt" style:text-underline-style="solid" style:text-underline-width="auto" style:text-underline-color="font-color" style:font-size-asian="14pt" style:font-size-complex="14pt"/>
    </style:style>
    <style:style style:name="P4" style:family="paragraph" style:parent-style-name="Standard">
      <style:paragraph-properties fo:margin-left="0cm" fo:margin-right="0.053cm" fo:line-height="150%" fo:text-align="start" style:justify-single-word="false" fo:text-indent="0cm" style:auto-text-indent="false"/>
      <style:text-properties style:font-name="Times New Roman" fo:font-size="14pt" fo:font-style="italic" style:font-size-asian="14pt" style:font-style-asian="italic" style:font-size-complex="14pt" style:font-style-complex="italic"/>
    </style:style>
    <style:style style:name="P5" style:family="paragraph" style:parent-style-name="Standard">
      <style:paragraph-properties fo:margin-left="0cm" fo:margin-right="0.053cm" fo:line-height="150%" fo:text-align="start" style:justify-single-word="false" fo:text-indent="0cm" style:auto-text-indent="false"/>
      <style:text-properties style:font-name="Times New Roman" fo:font-size="14pt" style:font-size-asian="14pt" style:font-size-complex="14pt"/>
    </style:style>
    <style:style style:name="P6" style:family="paragraph" style:parent-style-name="Standard">
      <style:paragraph-properties fo:margin-left="0cm" fo:margin-right="0.053cm" fo:line-height="150%" fo:text-align="start" style:justify-single-word="false" fo:text-indent="0cm" style:auto-text-indent="false"/>
      <style:text-properties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P7"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style:font-size-asian="14pt" style:font-style-asian="italic" style:font-size-complex="14pt" style:font-style-complex="italic"/>
    </style:style>
    <style:style style:name="P8"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P11"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normal" style:text-underline-style="none" style:font-size-asian="14pt" style:font-style-asian="normal" style:font-size-complex="14pt" style:font-style-complex="normal"/>
    </style:style>
    <style:style style:name="P13"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5" style:family="paragraph" style:parent-style-name="Standard">
      <style:paragraph-properties fo:margin-left="0cm" fo:margin-right="0.053cm" fo:line-height="150%" fo:text-align="justify" style:justify-single-word="false" fo:text-indent="0cm" style:auto-text-indent="false" fo:background-color="transparent">
        <style:background-image/>
      </style:paragraph-properties>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6"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italic" style:text-underline-style="none" style:font-size-asian="14pt" style:font-style-asian="italic" style:font-size-complex="14pt" style:font-style-complex="italic"/>
    </style:style>
    <style:style style:name="P17"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cm" fo:margin-right="0.053cm" fo:line-height="150%" fo:text-align="start" style:justify-single-word="false" fo:text-indent="0cm" style:auto-text-indent="false" fo:background-color="transparent">
        <style:background-image/>
      </style:paragraph-properties>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s</text:p>
      <text:p text:style-name="P3">Ekst. Skogen – Natt</text:p>
      <text:p text:style-name="P4"/>
      <text:p text:style-name="P5"><text:span text:style-name="T1">Mørk skog, Skumring</text:span>. </text:p>
      <text:p text:style-name="P5"/>
      <text:p text:style-name="P5"><text:span text:style-name="T4">Off:</text:span> <text:span text:style-name="T1">Skritt mot skogbunn.</text:span></text:p>
      <text:p text:style-name="P4"/>
      <text:p text:style-name="P6">Ekst. Skogen – Natt</text:p>
      <text:p text:style-name="P6"/>
      <text:p text:style-name="P4">Nært inntil. Bein som sjangler løpende i stor fart. Sakte zoom er kamra ut og viser en mørkledd mann komme sjanglende i full fart, mens han hele tiden kikker bak seg som om han blir forfulgt.</text:p>
      <text:p text:style-name="P6"/>
      <text:p text:style-name="P6">Ekst. Skogen – Natt</text:p>
      <text:p text:style-name="P6"/>
      <text:p text:style-name="P7">Filmer fra John sin synsvinkel. Flakkende blikk som ser seg tilbake. Blålys i det fjerne. Sirener høres i det fjerne</text:p>
      <text:p text:style-name="P7"/>
      <text:p text:style-name="P7"><text:span text:style-name="T2">Off:</text:span> Andpusten.</text:p>
      <text:p text:style-name="P7"/>
      <text:p text:style-name="P10">Ekst. Skogen – Natt</text:p>
      <text:p text:style-name="P10"/>
      <text:p text:style-name="P7">John snubler i en rot mens han ser seg bakover. Et lavt dunk kan høres i det fjerne.</text:p>
      <text:p text:style-name="P7"/>
      <text:p text:style-name="P12"><text:span text:style-name="T4">Off:</text:span><text:span text:style-name="T1"> Sirenene svinner hen.</text:span></text:p>
      <text:p text:style-name="P7"/>
      <text:p text:style-name="P7"/>
      <text:p text:style-name="P10"><text:soft-page-break/>Ekst. Skogen – Natt</text:p>
      <text:p text:style-name="P10"/>
      <text:p text:style-name="P7">John våkner opp ved et tre, midt på natten. Det er helt stille. Han virker forundret. Treet som han traff har en liten mørk blodflekk på seg. Han har på seg en politiuniform.</text:p>
      <text:p text:style-name="P7"/>
      <text:p text:style-name="P7"><text:span text:style-name="T4">John:</text:span> hvor er jeg, hva gjør jeg her. Hvorfor har jeg på meg en politiuniform?</text:p>
      <text:p text:style-name="P7"/>
      <text:p text:style-name="P7">«Jeg » leter igjennom lommene på uniformen sin og finner en lommelykt. Han slår den på. Mens han ser seg rundt får han øye på lommelykt lys mellom noen trær. </text:p>
      <text:p text:style-name="P7"/>
      <text:p text:style-name="P7"><text:span text:style-name="T4">Off. stemme til Politimann 1:</text:span> Han er ikke å finne, vi trekker oss tilbake. Alle politienheter trekker seg ut nå. </text:p>
      <text:p text:style-name="P10"/>
      <text:p text:style-name="P7">John prøver han å ta et steg mot lyset, men faller sammen med en gang. </text:p>
      <text:p text:style-name="P7"/>
      <text:p text:style-name="P10">Ekst. Skogen - Natt</text:p>
      <text:p text:style-name="P10"/>
      <text:p text:style-name="P7">John går rundt i skogen, i den retningen politiet dro. Det er fortsatt natt, men det er mulig å skjelne utseende på ting. Trær og skog så langt øye kan se. John fortsetter å gå. Han finner en lysning der måneskinnet strømmer inn. I midten ligger det en liten gjennomsiktig plastikkpose. John går bort til posen og plukker den opp. Han føler en plutselig smerte i hode, tar seg til hode.</text:p>
      <text:p text:style-name="P7"/>
      <text:p text:style-name="P7"/>
      <text:p text:style-name="P7"/>
      <text:p text:style-name="P7"/>
      <text:p text:style-name="P7"/>
      <text:p text:style-name="P10"><text:soft-page-break/>Int. Nattklubb – Natt</text:p>
      <text:p text:style-name="P10"/>
      <text:p text:style-name="P8">Flash: <text:span text:style-name="T3">John og to andre, en mann og en kvinne kledd i festantrekk, sitter ved et bord på en nattklubb. Mørkt rom, dempede lys og lav musikk i bakgrunnen. To mørkkledde menn står i skyggene og holder øye med John. John har på seg en brun frakk og en hatt med stor brem, slik at ingen skal kunne se ansiktet hans. Han rekker frem hånda og tar posen med noe hvitt i som ligger på bordet. Han putter posen i lomma, før han tar frem en pistol og sikter den på de to som sitter der. Ut av jakkelomma tar han en mobiltelefon.</text:span></text:p>
      <text:p text:style-name="P8"><text:span text:style-name="T3"/></text:p>
      <text:p text:style-name="P8">John: <text:span text:style-name="T3">Trenger assistanse så fort som mulig!</text:span></text:p>
      <text:p text:style-name="P9"/>
      <text:p text:style-name="P11">Ekst. Skogen – Natt</text:p>
      <text:p text:style-name="P9"/>
      <text:p text:style-name="P9">John holder seg til hodet, stønner og sjangler litt rundt. Setter seg ned på en stokk og </text:p>
      <text:p text:style-name="P9"/>
      <text:p text:style-name="P9"><text:span text:style-name="T4">John:</text:span> Hva var det?</text:p>
      <text:p text:style-name="P9"/>
      <text:p text:style-name="P11">Ekst. Skogen – Natt</text:p>
      <text:p text:style-name="P11"/>
      <text:p text:style-name="P9">Han fortsetter å gå, denne gangen mer usikker en før. Skogen begynner å mørkne. Silhuetter og lyset fra lommelykten er alt som kan sees.</text:p>
      <text:p text:style-name="P9"/>
      <text:p text:style-name="P9"/>
      <text:p text:style-name="P9"/>
      <text:p text:style-name="P9"/>
      <text:p text:style-name="P9"/>
      <text:p text:style-name="P9"/>
      <text:p text:style-name="P11"><text:soft-page-break/>Ekst. Skogen – Natt</text:p>
      <text:p text:style-name="P9"/>
      <text:p text:style-name="P9">John fortsetter å gå i samme retning. Små hvite lys kan sees i det fjerne. Ingen mennesker kan sees eller høres. Natten blir mørkere og mørkere. </text:p>
      <text:p text:style-name="P9"/>
      <text:p text:style-name="P11">Ekst. Skogen – Natt</text:p>
      <text:p text:style-name="P9"/>
      <text:p text:style-name="P9">«Jeg kommer forbi et revehi. John føler seg tiltrukket til hiet. Han går bort til det og ser inni. Noe ligger inne i hulen og John tar det ut. Det er en kikkert. Igjen, kommer en plutselig smerte i hodet.</text:p>
      <text:p text:style-name="P9"/>
      <text:p text:style-name="P11">Ekst. Bakgate – Dag</text:p>
      <text:p text:style-name="P11"/>
      <text:p text:style-name="P9">John står på terrasse i en bakgate og ser på at politiet fanger en gruppe med kriminelle. Han er kledd i den samme brune frakken og hatten. Han har en kikkert rundt halsen som han bruker til å se på det som skjer. <text:s text:c="2"/></text:p>
      <text:p text:style-name="P9"/>
      <text:p text:style-name="P7"><text:span text:style-name="T4">John:</text:span><text:span text:style-name="T3"> Endelig har arbeidet mitt begynt å betale seg. (sakt på en slu og skadefro måte)</text:span></text:p>
      <text:p text:style-name="P9"/>
      <text:p text:style-name="P9">De kriminelle blir bundet med tau og slept ut av synet. John står og ser på bakgaten <text:s/>etter at politiet har dratt.</text:p>
      <text:p text:style-name="P9"/>
      <text:p text:style-name="P9"/>
      <text:p text:style-name="P9"/>
      <text:p text:style-name="P9"/>
      <text:p text:style-name="P9"/>
      <text:p text:style-name="P9"/>
      <text:p text:style-name="P10"><text:soft-page-break/>Ekst. Skogen – Natt</text:p>
      <text:p text:style-name="P10"/>
      <text:p text:style-name="P7">John slipper kikkerten og tar seg til hode. Han føler seg kvalm og har vondt hodet. John setter seg på bakken og holder seg for magen.</text:p>
      <text:p text:style-name="P7"/>
      <text:p text:style-name="P7"><text:span text:style-name="T4">John:</text:span> Hva er det som skjer med meg?</text:p>
      <text:p text:style-name="P7"/>
      <text:p text:style-name="P7">John fortsetter å gå i samme retning som tidligere. Han kommer nærmere og nærmere lysene som er politiet. Skogen begynner å bli mer åpen, og et stykke frem kan man se en parkeringsplass. </text:p>
      <text:p text:style-name="P7"/>
      <text:p text:style-name="P10">Ekst. Skogen – Natt</text:p>
      <text:p text:style-name="P7"/>
      <text:p text:style-name="P7">John går mot parkeringsplassen. Han sniker seg, som om han er redd for å bli oppdaget. Hele tiden ser han seg tilbake i tilfelle noen følger etter han.</text:p>
      <text:p text:style-name="P7"/>
      <text:p text:style-name="P9"><text:span text:style-name="T2">Off:</text:span> lyden av biler som kjører langt unna</text:p>
      <text:p text:style-name="P9"/>
      <text:p text:style-name="P11">Ekst. Skogen – Natt</text:p>
      <text:p text:style-name="P9"/>
      <text:p text:style-name="P9">Han står nå bak et tre og lytter til stemmer. </text:p>
      <text:p text:style-name="P9"/>
      <text:p text:style-name="P9"><text:span text:style-name="T4">Politimann 1:</text:span> Vi trekker oss ut. Alle enheter til bilene. </text:p>
      <text:p text:style-name="P9"><text:span text:style-name="T4">Politimann 2:</text:span> Men sjefen sa at vi skulle finne han. Vi kan ikke la hans informasjon slippe ut i media. </text:p>
      <text:p text:style-name="P9"><text:span text:style-name="T4">Politimann 1:</text:span> Han er ikke å finne noen steder, så vi har ikke noe annet valg en å trekke oss ut og håpe at han har flyktet landet.</text:p>
      <text:p text:style-name="P9"/>
      <text:p text:style-name="P11"><text:soft-page-break/>Ekst. Skogen – Natt.</text:p>
      <text:p text:style-name="P9"/>
      <text:p text:style-name="P9">John går frem på parkeringsplassen. Politiet har dratt og plassen ligger øde. Det eneste som ligger igjen er en pistol som en av politimennene har mistet. John går bort til pistolen og plukker den opp. Smerten i hodet kommer tilbake, og John tar seg hode igjen.</text:p>
      <text:p text:style-name="P9"/>
      <text:p text:style-name="P11">Ekst. Ved politihuset – Natt.</text:p>
      <text:p text:style-name="P9"/>
      <text:p text:style-name="P9">John sniker seg inn døra til politihuset. Han har brutt den opp med et kubein som står inntil veggen. Han har på seg en politiuniform for å skjule sin identitet.</text:p>
      <text:p text:style-name="P9"/>
      <text:p text:style-name="P11">Int. Politihuset – Natt</text:p>
      <text:p text:style-name="P11"/>
      <text:p text:style-name="P9">John sniker seg målrettet bort til noen skap som står lenger inne i rommet. Fisker opp en liten nøkkel som han har i lomma og låser opp skapet. Tar målbevisst opp en bunke papirer og begynner å bla igjennom dem. Finner et hefte med ark, tar det ut av bunken med papir og skum leser igjennom det. Putter så papiret i lomma og lukker igjen skapet. John snur seg rundt og oppdager en litt stresset politimann. Som står med en pistol i hånden og sikker på ham.</text:p>
      <text:p text:style-name="P9"/>
      <text:p text:style-name="P8">Politimann 3: <text:span text:style-name="T3">Frys! I lovens navn bef-faler jeg deg å s-s-slippe de papirene, ta pistolen din ut av lo-o-omma, slip-pe den på bakken og leg-g-ge hendene på hodet. </text:span></text:p>
      <text:p text:style-name="P9"/>
      <text:p text:style-name="P9">John tar rolig opp pistolen sin fra lomma og viser tegn til at han skal slippe den. Istedenfor går han ett steg til siden og avfyrer et skudd mot politimannen. Politimannen avfyrer også ett skudd, men det bommer.</text:p>
      <text:p text:style-name="P9"/>
      <text:p text:style-name="P8"><text:soft-page-break/>Off:<text:span text:style-name="T3"> Et dunk som om noen faller i bakken. </text:span></text:p>
      <text:p text:style-name="P9"/>
      <text:p text:style-name="P9">John går raskt over politimannen som ligger på bakken og mot døra. Alarmen har blitt utløst av skuddet. </text:p>
      <text:p text:style-name="P9"/>
      <text:p text:style-name="P8">Off: <text:span text:style-name="T3">Alarmen.</text:span></text:p>
      <text:p text:style-name="P9"/>
      <text:p text:style-name="P11">Ekst. Midt i byen – Natt</text:p>
      <text:p text:style-name="P9"/>
      <text:p text:style-name="P9">John løper bortover veien midt i byen. Bak ham kan du se at det er folketomt og mørkt. Ingen lys er på og heller ingen vinduer lyser. </text:p>
      <text:p text:style-name="P9"/>
      <text:p text:style-name="P8">Off:<text:span text:style-name="T3"> Sirener fra politibiler. </text:span></text:p>
      <text:p text:style-name="P9"/>
      <text:p text:style-name="P11">Ekst. Skogen – Natt</text:p>
      <text:p text:style-name="P11"/>
      <text:p text:style-name="P9">«Jeg sitter på en stubbe i skogen og grubler over hva han skal gjøre. Han snakker høgt med seg selv. Lavt men det er mulig å høre. </text:p>
      <text:p text:style-name="P9"/>
      <text:p text:style-name="P8">John: <text:span text:style-name="T3">Endelig husker jeg hvem jeg er, også er jeg en mafia spion for. Hva skal jeg gjøre. Med all den informasjonen jeg har, vil politiet aldri tro på at jeg har blitt et bedre menneske, og mafiaen vil jeg i hvertfall ikke gå tilbake til. Men har jeg egentlig noe valg? Ok, jeg har tre valg: enten kan jeg gå langs veien og finne en bil, haike med den og deretter kjøre til politiet, eller jeg kan haike til mafiaen. Det siste valget er å bli igjen i skogen.</text:span></text:p>
      <text:p text:style-name="P9"/>
      <text:p text:style-name="P9"/>
      <text:p text:style-name="P9"/>
      <text:p text:style-name="P11"><text:soft-page-break/>Ekst. Langs veien – Dag</text:p>
      <text:p text:style-name="P9"/>
      <text:p text:style-name="P9">John går langs veien med tommelen i været og prøver å få hiket med en bil. Få biler kommer forbi og ingen stopper. </text:p>
      <text:p text:style-name="P9"/>
      <text:p text:style-name="P11">Ekst. Langs, veien ved et kryss – Dag</text:p>
      <text:p text:style-name="P9"/>
      <text:p text:style-name="P9">Til slutt kommer John til et kryss der det ene veien går til byen, og den andre går til utkanten der mafiaen holder til. Det står et skilt der det står til byen eller til utkanten av byen. John seter seg ned på en bakken langs veien. </text:p>
      <text:p text:style-name="P9"/>
      <text:p text:style-name="P9">Off: Lyden av en bil kommer fra en av veiene.</text:p>
      <text:p text:style-name="P9"/>
      <text:p text:style-name="P11">Ekst. Langs, veien ved et kryss – Dag</text:p>
      <text:p text:style-name="P11"/>
      <text:p text:style-name="P9">En bil kommer kjørende et lite stykke unna. Den kommer nærmere og nærmere(viser bare bilen). Bilen kommer fra veien som ender i krysset.</text:p>
      <text:p text:style-name="P9"/>
      <text:p text:style-name="P11">Ekst. Langs, veien ved et kryss – Dag</text:p>
      <text:p text:style-name="P11"/>
      <text:p text:style-name="P9">Bilen er borte ved dem. Sjåføren ruller ned vinduet.</text:p>
      <text:p text:style-name="P9"/>
      <text:p text:style-name="P8">Sjåfør:<text:span text:style-name="T3"> Vil du haike?</text:span></text:p>
      <text:p text:style-name="P8">John: <text:span text:style-name="T3">Ja takk.</text:span></text:p>
      <text:p text:style-name="P8">Sjåfør: <text:span text:style-name="T3">Hvilken vei skal du?</text:span></text:p>
      <text:p text:style-name="P8"><text:span text:style-name="T3"/></text:p>
      <text:p text:style-name="P8"><text:span text:style-name="T3"/></text:p>
      <text:p text:style-name="P8"><text:span text:style-name="T3"/></text:p>
      <text:p text:style-name="P18"><text:soft-page-break/><text:span text:style-name="T3">Ekst. I byen utenfor politihuset <text:s/>– Dag</text:span></text:p>
      <text:p text:style-name="P18"><text:span text:style-name="T3"/></text:p>
      <text:p text:style-name="P15"><text:span text:style-name="T3">John går bestemt inn i politihuset og lukker døren etter seg. </text:span></text:p>
      <text:p text:style-name="P15"><text:span text:style-name="T3"/></text:p>
      <text:p text:style-name="P15">Off Stemmen til Politimann 4: <text:span text:style-name="T3">Han er her! Ta ham! </text:span></text:p>
      <text:p text:style-name="P15">Off: <text:span text:style-name="T3">Du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nb" fo:country="N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Skogen» Våren 2013</text:p>
      </style:header>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2:15:35</meta:creation-date>
    <dc:date>2013-03-20T22:43:01.80</dc:date>
    <meta:editing-duration>P1DT3H57M5S</meta:editing-duration>
    <meta:editing-cycles>41</meta:editing-cycles>
    <meta:generator>OpenOffice.org/3.4.1$Win32 OpenOffice.org_project/341m1$Build-9593</meta:generator>
    <meta:document-statistic meta:table-count="0" meta:image-count="0" meta:object-count="0" meta:page-count="9" meta:paragraph-count="83" meta:word-count="1421" meta:character-count="7445"/>
  </office:meta>
</office:document-meta>
</file>